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7_11-46-59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7_13-52-33_000.jpg</text:p>
          </table:table-cell>
          <table:table-cell table:style-name="ce20" office:value-type="string">
            <text:p>:m 1*1 other / コレポン+res / to.鈴木さん、東和 / 健診の件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1*1 other / コレポン+res / to.鈴木さん、東和 / 健診の件">
            <text:p>:m 1*1 other / コレポン+res / to.鈴木さん、東和 / 健診の件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7_15-53-43_000.jpg</text:p>
          </table:table-cell>
          <table:table-cell table:style-name="ce20" office:value-type="string">
            <text:p>:m 1-2*2 RES / 245 / 『予防接種は「効く」のか？』　岩田健太郎 / p.136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-2*2 RES / 245 / 『予防接種は「効く」のか？』　岩田健太郎 / p.136">
            <text:p>:m 1-2*2 RES / 245 / 『予防接種は「効く」のか？』　岩田健太郎 / p.136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7_17-14-59_000.jpg</text:p>
          </table:table-cell>
          <table:table-cell table:style-name="ce16" office:value-type="string">
            <text:p>:bookmemo / 読んだ本 / 『予防接種は「効く」のか？』 / 著者=岩田健太郎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bookmemo / 読んだ本 / 『予防接種は「効く」のか？』 / 著者=岩田健太郎">
            <text:p>:bookmemo / 読んだ本 / 『予防接種は「効く」のか？』 / 著者=岩田健太郎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7_17-15-59_000.jpg</text:p>
          </table:table-cell>
          <table:table-cell table:style-name="ce20" office:value-type="string">
            <text:p>:m 1-* RES / 245 / 『予防接種は「効く」のか？』　岩田健太郎 / p.169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1-* RES / 245 / 『予防接種は「効く」のか？』　岩田健太郎 / p.169">
            <text:p>:m 1-* RES / 245 / 『予防接種は「効く」のか？』　岩田健太郎 / p.169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7_18-41-53_000.jpg</text:p>
          </table:table-cell>
          <table:table-cell table:style-name="ce17" office:value-type="string">
            <text:p>:m music / log / gt / || s.1:et-N,etude,for=shuffle,tu=OPEN-D,score+,,k.D,,R=1 || s.2:et-N,etude,tu=DROP-D,no-score,,,,, || s.3:f-N,frase,tu=DADGAD,score+,,,,R=2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gt / || s.1:et-N,etude,for=shuffle,tu=OPEN-D,score+,,k.D,,R=1 || s.2:et-N,etude,tu=DROP-D,no-score,,,,, || s.3:f-N,frase,tu=DADGAD,score+,,,,R=2">
            <text:p>:m music / log / gt / || s.1:et-N,etude,for=shuffle,tu=OPEN-D,score+,,k.D,,R=1 || s.2:et-N,etude,tu=DROP-D,no-score,,,,, || s.3:f-N,frase,tu=DADGAD,score+,,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7_21-00-48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8_00-22-4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8_05-58-06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08_07-51-28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08_07-54-06_000.jpg</text:p>
          </table:table-cell>
          <table:table-cell table:style-name="ce6" office:value-type="string">
            <text:p>:m / daylog メモ / partial / 2020-0408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/ daylog メモ / partial / 2020-0408">
            <text:p>:m / daylog メモ / partial / 2020-0408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7_17-53-21_000.mp4</text:p>
          </table:table-cell>
          <table:table-cell table:style-name="ce6" office:value-type="string">
            <text:p>:VIDEO / @自宅 / メモ / guitar,gt / 演奏、play / g-2020-0407-1 / et-N,etude,for=shuffle,tu=OPEN-D,score+,,k.D,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guitar,gt / 演奏、play / g-2020-0407-1 / et-N,etude,for=shuffle,tu=OPEN-D,score+,,k.D,,R=1">
            <text:p>:VIDEO / @自宅 / メモ / guitar,gt / 演奏、play / g-2020-0407-1 / et-N,etude,for=shuffle,tu=OPEN-D,score+,,k.D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07_18-38-32_000.mp4</text:p>
          </table:table-cell>
          <table:table-cell table:style-name="ce6" office:value-type="string">
            <text:p>:VIDEO / @自宅 / メモ / guitar,gt / 演奏、play / g-2020-0407-2 / f-N,frase,tu=DADGAD,score+,,,,R=2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guitar,gt / 演奏、play / g-2020-0407-2 / f-N,frase,tu=DADGAD,score+,,,,R=2">
            <text:p>:VIDEO / @自宅 / メモ / guitar,gt / 演奏、play / g-2020-0407-2 / f-N,frase,tu=DADGAD,score+,,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8_07-16-07_000.mp4</text:p>
          </table:table-cell>
          <table:table-cell table:style-name="ce6" office:value-type="string">
            <text:p>:VIDEO / @自宅 / 体操 / hip-hopダンス、ヒップホップ / h-2020-0408-1 / id=15.n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体操 / hip-hopダンス、ヒップホップ / h-2020-0408-1 / id=15.n">
            <text:p>:VIDEO / @自宅 / 体操 / hip-hopダンス、ヒップホップ / h-2020-0408-1 / id=15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8_07-26-26_000.mp4</text:p>
          </table:table-cell>
          <table:table-cell table:style-name="ce6" office:value-type="string">
            <text:p>:VIDEO / @自宅 / 体操 / hip-hopダンス、ヒップホップ / h-2020-0408-2 / id=16.n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体操 / hip-hopダンス、ヒップホップ / h-2020-0408-2 / id=16.n">
            <text:p>:VIDEO / @自宅 / 体操 / hip-hopダンス、ヒップホップ / h-2020-0408-2 / id=16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2020/04/08</text:date>, <text:time>15:08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8T15:08:01.75</dc:date>
    <dc:creator>iwabuchi ken</dc:creator>
    <meta:editing-duration>P19DT8H57M2S</meta:editing-duration>
    <meta:editing-cycles>7632</meta:editing-cycles>
    <meta:document-statistic meta:table-count="1" meta:cell-count="749" meta:object-count="0"/>
  </office:meta>
</office:document-meta>
</file>